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Hoover Quad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672" calcext:value-type="float">
            <text:p>114.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Hoover Quad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328" calcext:value-type="float">
            <text:p>113.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Hoover Quad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9416" calcext:value-type="float">
            <text:p>113.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Hoover Quad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6472" calcext:value-type="float">
            <text:p>113.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Hoover Quad</text:p>
          </table:table-cell>
          <table:table-cell office:value-type="string" calcext:value-type="string">
            <text:p>2018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7224" calcext:value-type="float">
            <text:p>113.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Hoover Quad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216" calcext:value-type="float">
            <text:p>112.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Hoover Quad</text:p>
          </table:table-cell>
          <table:table-cell office:value-type="string" calcext:value-type="string">
            <text:p>2015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784" calcext:value-type="float">
            <text:p>112.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Hoover Quad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968" calcext:value-type="float">
            <text:p>111.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Hoover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Hoover Quad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7016" calcext:value-type="float">
            <text:p>111.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Hoover Quad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584" calcext:value-type="float">
            <text:p>111.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Hoover Quad</text:p>
          </table:table-cell>
          <table:table-cell office:value-type="string" calcext:value-type="string">
            <text:p>201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488" calcext:value-type="float">
            <text:p>111.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Hoover Quad</text:p>
          </table:table-cell>
          <table:table-cell office:value-type="string" calcext:value-type="string">
            <text:p>201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5304" calcext:value-type="float">
            <text:p>111.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Hoover Quad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8728" calcext:value-type="float">
            <text:p>111.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Hoover Quad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296" calcext:value-type="float">
            <text:p>111.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Hoover Quad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064" calcext:value-type="float">
            <text:p>111.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Hoover Quad</text:p>
          </table:table-cell>
          <table:table-cell office:value-type="string" calcext:value-type="string">
            <text:p>200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Hoover Quad</text:p>
          </table:table-cell>
          <table:table-cell office:value-type="string" calcext:value-type="string">
            <text:p>200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96" calcext:value-type="float">
            <text:p>111.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Hoover Quad</text:p>
          </table:table-cell>
          <table:table-cell office:value-type="string" calcext:value-type="string">
            <text:p>200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2048" calcext:value-type="float">
            <text:p>110.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Hoover Quad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624" calcext:value-type="float">
            <text:p>110.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Hoover Quad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576" calcext:value-type="float">
            <text:p>110.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26853</text:p>
          </table:table-cell>
          <table:table-cell office:value-type="string" calcext:value-type="string">
            <text:p>Hoover Quad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3384" calcext:value-type="float">
            <text:p>110.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